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b6a" officeooo:paragraph-rsid="001dd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ndo el comando Dig haz los pasos necesarios para llegar a <text:a xlink:type="simple" xlink:href="http://www.elmundo.es/" text:style-name="Internet_20_link" text:visited-style-name="Visited_20_Internet_20_Link">www.elmundo.es</text:a> empezando por los DNS raiz</text:p>
      <text:p text:style-name="P1"><text:a xlink:type="simple" xlink:href="https://www.iana.org/domains/root/servers" text:style-name="Internet_20_link" text:visited-style-name="Visited_20_Internet_20_Link">https://www.iana.org/domains/root/servers</text:a></text:p>
      <text:p text:style-name="P1"><text:a xlink:type="simple" xlink:href="https://www.hostinger.es/tutoriales/comando-dig-linux" text:style-name="Internet_20_link" text:visited-style-name="Visited_20_Internet_20_Link">https://www.hostinger.es/tutoriales/comando-dig-linux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10:29:42.167000000</meta:creation-date>
    <dc:date>2022-11-21T10:32:17.481000000</dc:date>
    <meta:editing-duration>PT2M3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" meta:word-count="19" meta:character-count="196" meta:non-whitespace-character-count="180"/>
  </office:meta>
</office:document-meta>
</file>